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6.25cm" fo:min-width="13.999cm"/>
    </style:style>
    <style:style style:name="gr2" style:family="graphic" style:parent-style-name="standard">
      <style:graphic-properties draw:stroke="dash" draw:stroke-dash="Long_20_Dash" svg:stroke-width="0.05cm" svg:stroke-color="#000000" draw:marker-start-width="0.275cm" draw:marker-end-width="0.275cm" svg:stroke-linecap="butt" draw:fill="none" draw:fill-color="#cccccc" draw:textarea-horizontal-align="justify" draw:textarea-vertical-align="middle" draw:auto-grow-height="false" fo:min-height="1.9cm" fo:min-width="9.428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4" style:family="graphic" style:parent-style-name="objectwithoutfill">
      <style:graphic-properties svg:stroke-width="0.1cm" svg:stroke-color="#000000" draw:marker-start="Circle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0000" draw:marker-start="Circle" draw:marker-start-width="0.35cm" draw:marker-end="" draw:marker-end-width="0.45cm" draw:fill="solid" draw:textarea-vertical-align="middle" fo:padding-top="0.175cm" fo:padding-bottom="0.175cm" fo:padding-left="0.3cm" fo:padding-right="0.3cm"/>
    </style:style>
    <style:style style:name="co1" style:family="table-column">
      <style:table-column-properties style:column-width="2.389cm" style:use-optimal-column-width="false"/>
    </style:style>
    <style:style style:name="co2" style:family="table-column">
      <style:table-column-properties style:column-width="0.767cm" style:use-optimal-column-width="false"/>
    </style:style>
    <style:style style:name="co3" style:family="table-column">
      <style:table-column-properties style:column-width="0.769cm" style:use-optimal-column-width="false"/>
    </style:style>
    <style:style style:name="co4" style:family="table-column">
      <style:table-column-properties style:column-width="1cm" style:use-optimal-column-width="false"/>
    </style:style>
    <style:style style:name="ro1" style:family="table-row">
      <style:table-row-properties style:row-height="1cm" style:use-optimal-row-height="false"/>
    </style:style>
    <style:style style:name="ce1" style:family="table-cell">
      <loext:graphic-properties draw:fill="solid" draw:fill-color="#eeeeee" draw:textarea-vertical-align="middle"/>
      <style:paragraph-properties fo:margin-left="0cm" fo:margin-right="0cm" fo:margin-top="0cm" fo:margin-bottom="0.2cm" fo:text-align="center" fo:text-indent="0cm" fo:border="0.43pt solid #000000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 draw:fill-color="#cccccc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</style:style>
    <style:style style:name="P5" style:family="paragraph">
      <style:paragraph-properties fo:margin-left="0cm" fo:margin-right="0cm" fo:margin-top="0cm" fo:margin-bottom="0.2cm" fo:text-align="center" fo:text-indent="0cm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4.499cm" svg:height="6.5cm" svg:x="0.001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978cm" svg:height="2.2cm" svg:x="3.522cm" svg:y="3.253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184cm" svg:height="0.645cm" svg:x="3.516cm" svg:y="3.3cm">
          <draw:text-box>
            <text:p text:style-name="P3"><text:span text:style-name="T1">Str</text:span><text:span text:style-name="T1">ing</text:span></text:p>
          </draw:text-box>
        </draw:frame>
        <draw:frame draw:style-name="standard" draw:layer="layout" svg:width="6.225cm" svg:height="0.999cm" svg:x="5.481cm" svg:y="1.502cm">
          <table:table table:template-name="default" table:use-first-row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5">5usize</text:p>
              </table:table-cell>
              <table:table-cell>
                <text:p text:style-name="P5">h</text:p>
              </table:table-cell>
              <table:table-cell>
                <text:p text:style-name="P5">a</text:p>
              </table:table-cell>
              <table:table-cell>
                <text:p text:style-name="P5">l</text:p>
              </table:table-cell>
              <table:table-cell>
                <text:p text:style-name="P5">l</text:p>
              </table:table-cell>
              <table:table-cell>
                <text:p text:style-name="P5">o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4" draw:layer="layout" svg:width="1.022cm" svg:height="0.645cm" svg:x="1.014cm" svg:y="0.799cm">
          <draw:text-box>
            <text:p text:style-name="P3"><text:span text:style-name="T1">Pi</text:span><text:span text:style-name="T1">n</text:span></text:p>
          </draw:text-box>
        </draw:frame>
        <draw:frame draw:style-name="standard" draw:layer="layout" svg:width="0.999cm" svg:height="0.999cm" svg:x="1cm" svg:y="1.5cm">
          <table:table table:template-name="default" table:use-first-row-styles="true">
            <table:table-column table:style-name="co4"/>
            <table:table-row table:style-name="ro1">
              <table:table-cell table:style-name="ce1"/>
            </table:table-row>
          </table:table>
          <draw:image xlink:href="Pictures/TablePreview2.svm" xlink:type="simple" xlink:show="embed" xlink:actuate="onLoad"/>
        </draw:frame>
        <draw:line draw:style-name="gr4" draw:text-style-name="P6" draw:layer="layout" svg:x1="4cm" svg:y1="4.7cm" svg:x2="5.5cm" svg:y2="4.7cm">
          <text:p/>
        </draw:line>
        <draw:line draw:style-name="gr5" draw:text-style-name="P6" draw:layer="layout" svg:x1="1.366cm" svg:y1="1.861cm" svg:x2="4.164cm" svg:y2="4.7cm">
          <text:p/>
        </draw:line>
        <draw:frame draw:style-name="gr3" draw:text-style-name="P4" draw:layer="layout" svg:width="0.884cm" svg:height="0.645cm" svg:x="8.216cm" svg:y="0.9cm">
          <draw:text-box>
            <text:p text:style-name="P3"><text:span text:style-name="T1">s1</text:span></text:p>
          </draw:text-box>
        </draw:frame>
        <draw:frame draw:style-name="standard" draw:layer="layout" svg:width="7.763cm" svg:height="0.999cm" svg:x="5.482cm" svg:y="4.201cm">
          <table:table table:template-name="default" table:use-first-row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3"/>
            <table:table-column table:style-name="co3"/>
            <table:table-row table:style-name="ro1" table:default-cell-style-name="ce1">
              <table:table-cell>
                <text:p text:style-name="P5">7usize</text:p>
              </table:table-cell>
              <table:table-cell>
                <text:p text:style-name="P5">t</text:p>
              </table:table-cell>
              <table:table-cell>
                <text:p text:style-name="P5">s</text:p>
              </table:table-cell>
              <table:table-cell>
                <text:p text:style-name="P5">c</text:p>
              </table:table-cell>
              <table:table-cell>
                <text:p text:style-name="P5">h</text:p>
              </table:table-cell>
              <table:table-cell>
                <text:p text:style-name="P5">ü</text:p>
              </table:table-cell>
              <table:table-cell>
                <text:p>s</text:p>
              </table:table-cell>
              <table:table-cell>
                <text:p>s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text-style-name="P4" draw:layer="layout" svg:width="0.884cm" svg:height="0.645cm" svg:x="8.217cm" svg:y="3.599cm">
          <draw:text-box>
            <text:p text:style-name="P3"><text:span text:style-name="T1">s2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14.5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17T15:29:43.969822975</meta:creation-date>
    <dc:date>2024-12-21T19:06:09.453670818</dc:date>
    <meta:editing-duration>PT2H42M46S</meta:editing-duration>
    <meta:editing-cycles>51</meta:editing-cycles>
    <meta:generator>LibreOffice/7.4.7.2$Linux_X86_64 LibreOffice_project/40$Build-2</meta:generator>
    <meta:document-statistic meta:object-count="11"/>
  </office:meta>
</office:document-meta>
</file>